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justify" style:justify-single-word="false"/>
    </style:style>
    <style:style style:name="P2" style:family="paragraph" style:parent-style-name="Standard" style:master-page-name="Standard">
      <style:paragraph-properties fo:margin-top="1.799cm" fo:margin-bottom="1.199cm" fo:text-align="center" style:justify-single-word="false" style:page-number="auto"/>
      <style:text-properties fo:language="ru" fo:country="RU"/>
    </style:style>
    <style:style style:name="P3" style:family="paragraph" style:parent-style-name="Standard">
      <style:paragraph-properties fo:margin-top="0cm" fo:margin-bottom="0cm" fo:text-align="justify" style:justify-single-word="false"/>
    </style:style>
    <style:style style:name="P4" style:family="paragraph" style:parent-style-name="Standard">
      <style:paragraph-properties fo:margin-top="0.4cm" fo:margin-bottom="0cm" fo:text-align="center" style:justify-single-word="fals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Рекомендательное письмо</text:p>
      <text:p text:style-name="P1">Шитов Михаил Васильевич работал специалистом по качеству программного обеспечения в компании ИСС Арт<text:span text:style-name="T1"> </text:span>с 15 октября 2011 по 31 мая 2013 года. Компания <text:span text:style-name="T2">ИСС Арт</text:span> – крупная <text:span text:style-name="T1">IT</text:span> компания в Сибирском регионе, специализирующаяся на разработке <text:span text:style-name="T1">web</text:span>-приложений, <text:span text:style-name="T1">desktop</text:span>- приложений, приложений для мобильных устройств. За время работы в компании Михаил Васильевич зарекомендовал себя технически грамотным специалистом, способным браться за задачи любой сложности. Михаил выполнял различные виды тестирования: функциональное, нагрузочное, тестирование удобства использования, конфигурационное тестирование. Также Михаил принимал активное участие в дизайне тестов, разработки сценариев и стратегии тестирования, в написании тестовой документации. </text:p>
      <text:p text:style-name="P1">Михаил имеет высокий уровень теоретической подготовки. Знание архитектуры веб-приложений, знание баз данных, знание протоколов интернета позволяют Михаилу браться за тестирование сложных задач. Знание основных подходов и методов, применяемых в тест - дизайне, помогают ему разрабатывать тестовые сценарии, обеспечивая как можно более полное покрытие тестами проверяемый функционал. Михаил Васильевич хорошо владеет языком <text:span text:style-name="T1">SQL</text:span> запросов, что позволяет ему при тестировании приложений, использующих базы данных, проводить детальный анализ данных в таблицах. Он владеет всем необходимым инструментарием тестировщика для тестирования <text:span text:style-name="T1">web</text:span>-приложений и анализа возникающих ошибок: панели разработчика браузеров, различных плагинов и дополнений. </text:p>
      <text:p text:style-name="P1">Михаил имеет серьёзный опыт в проведении тестировании производительности. Он может построить модель нагрузки для тестируемой системы и затем разработать и реализовать необходимые тесты, используя различные инструменты: <text:span text:style-name="T1">Apache</text:span> <text:span text:style-name="T1">J</text:span>-<text:span text:style-name="T1">meter</text:span>, <text:span text:style-name="T1">Blazemeter</text:span>. В данной области стоит отметить глубокое знание Михаилом <text:span text:style-name="T1">J-meter.</text:span></text:p>
      <text:p text:style-name="P1">Михаил активно развивается в направлении автоматизации тестирования. Он самостоятельно изучил инструменты автоматизации тестирования (<text:span text:style-name="T1">i</text:span>-<text:span text:style-name="T1">Macro</text:span> и <text:span text:style-name="T1">Selenium</text:span>) и впоследствии применял полученные знания и практические навыки в своей работе.</text:p>
      <text:p text:style-name="P1">Помимо технических знаний, Михаил знает принципы организации работ по тестированию на различных проектах. </text:p>
      <text:p text:style-name="P1">Михаил – спокойный, уравновешенный сотрудник. В коллективе готов всегда прийти на помощь другим сотрудникам при решении сложных задач. Все поставленные перед ним задачи, Михаил всегда выполнял в срок, обеспечивая высокое качества работ. <text:span text:style-name="T2">Как результат,</text:span> заказчики заслуженно отмечали высокое качество тестирования на проектах, где работал Михаил.</text:p>
      <text:p text:style-name="P1">Рекомендуемые позиции при приеме на работу: Старший специалист по качеству ПО, <text:span text:style-name="T1">Team</text:span> <text:span text:style-name="T1">Lead</text:span> команды тестирования.</text:p>
      <text:p text:style-name="P4">Руководитель отдела контроля качества разработки компании ИСС Арт<text:tab/><text:tab/>Фирсанов К.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editing-cycles>8</meta:editing-cycles>
    <meta:creation-date>2013-05-23T10:34:00</meta:creation-date>
    <dc:date>2013-05-27T23:07:34.06</dc:date>
    <meta:editing-duration>PT2H23M15S</meta:editing-duration>
    <meta:generator>OpenOffice.org/3.4$Win32 OpenOffice.org_project/340m1$Build-9590</meta:generator>
    <meta:document-statistic meta:table-count="0" meta:image-count="0" meta:object-count="0" meta:page-count="1" meta:paragraph-count="9" meta:word-count="327" meta:character-count="2678"/>
    <meta:user-defined meta:name="AppVersion">14.0000</meta:user-defined>
    <meta:user-defined meta:name="Company">issar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